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136717d"/>
    </style:style>
    <style:style style:name="P3" style:family="paragraph" style:parent-style-name="Text_20_body">
      <style:text-properties officeooo:rsid="01784571" officeooo:paragraph-rsid="01784571"/>
    </style:style>
    <style:style style:name="P4" style:family="paragraph" style:parent-style-name="Text_20_body">
      <style:text-properties officeooo:paragraph-rsid="0159f874"/>
    </style:style>
    <style:style style:name="P5" style:family="paragraph" style:parent-style-name="Text_20_body">
      <style:text-properties fo:font-weight="bold" officeooo:rsid="01de846c" officeooo:paragraph-rsid="01de846c" style:font-weight-asian="bold" style:font-weight-complex="bold"/>
    </style:style>
    <style:style style:name="P6" style:family="paragraph" style:parent-style-name="Text_20_body">
      <style:text-properties fo:font-weight="bold" officeooo:rsid="01e0dc03" officeooo:paragraph-rsid="01e3a80f" style:font-weight-asian="bold" style:font-weight-complex="bold"/>
    </style:style>
    <style:style style:name="P7" style:family="paragraph" style:parent-style-name="Text_20_body">
      <style:text-properties officeooo:paragraph-rsid="01de846c"/>
    </style:style>
    <style:style style:name="P8" style:family="paragraph" style:parent-style-name="Text_20_body">
      <style:text-properties officeooo:paragraph-rsid="01d34777"/>
    </style:style>
    <style:style style:name="P9" style:family="paragraph" style:parent-style-name="Text_20_body">
      <style:text-properties officeooo:paragraph-rsid="01e0dc03"/>
    </style:style>
    <style:style style:name="P10" style:family="paragraph" style:parent-style-name="Text_20_body">
      <style:text-properties officeooo:paragraph-rsid="01e2afe5"/>
    </style:style>
    <style:style style:name="P11" style:family="paragraph" style:parent-style-name="Text_20_body">
      <style:text-properties officeooo:paragraph-rsid="01e73730"/>
    </style:style>
    <style:style style:name="P12" style:family="paragraph" style:parent-style-name="Text_20_body">
      <style:text-properties officeooo:paragraph-rsid="01e73c12"/>
    </style:style>
    <style:style style:name="P13" style:family="paragraph" style:parent-style-name="Text_20_body">
      <style:text-properties officeooo:rsid="01e73c12" officeooo:paragraph-rsid="01e73c12"/>
    </style:style>
    <style:style style:name="P14" style:family="paragraph" style:parent-style-name="Text_20_body">
      <style:text-properties officeooo:paragraph-rsid="01e89a85"/>
    </style:style>
    <style:style style:name="P15" style:family="paragraph" style:parent-style-name="Text_20_body">
      <style:text-properties officeooo:rsid="01e8f9a4" officeooo:paragraph-rsid="01e8f9a4"/>
    </style:style>
    <style:style style:name="P16" style:family="paragraph" style:parent-style-name="Text_20_body">
      <style:text-properties officeooo:paragraph-rsid="01e90571"/>
    </style:style>
    <style:style style:name="P17" style:family="paragraph" style:parent-style-name="Text_20_body">
      <style:text-properties officeooo:paragraph-rsid="01ec5edc"/>
    </style:style>
    <style:style style:name="P18" style:family="paragraph" style:parent-style-name="Text_20_body">
      <style:text-properties officeooo:paragraph-rsid="01edbd23"/>
    </style:style>
    <style:style style:name="P19" style:family="paragraph" style:parent-style-name="Text_20_body">
      <style:text-properties officeooo:rsid="01edbd23" officeooo:paragraph-rsid="01edbd23"/>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827b95" style:font-weight-asian="bold" style:font-weight-complex="bold"/>
    </style:style>
    <style:style style:name="T8" style:family="text">
      <style:text-properties fo:font-weight="bold" officeooo:rsid="01892d95" style:font-weight-asian="bold" style:font-weight-complex="bold"/>
    </style:style>
    <style:style style:name="T9" style:family="text">
      <style:text-properties fo:font-weight="bold" officeooo:rsid="019745fa" style:font-weight-asian="bold" style:font-weight-complex="bold"/>
    </style:style>
    <style:style style:name="T10" style:family="text">
      <style:text-properties fo:font-weight="bold" officeooo:rsid="017c1f14" style:font-weight-asian="bold" style:font-weight-complex="bold"/>
    </style:style>
    <style:style style:name="T11" style:family="text">
      <style:text-properties fo:font-weight="bold" officeooo:rsid="01a9d703" style:font-weight-asian="bold" style:font-weight-complex="bold"/>
    </style:style>
    <style:style style:name="T12" style:family="text">
      <style:text-properties fo:font-weight="bold" officeooo:rsid="01bb3fc4" style:font-weight-asian="bold" style:font-weight-complex="bold"/>
    </style:style>
    <style:style style:name="T13" style:family="text">
      <style:text-properties fo:font-weight="bold" officeooo:rsid="01c035ef" style:font-weight-asian="bold" style:font-weight-complex="bold"/>
    </style:style>
    <style:style style:name="T14" style:family="text">
      <style:text-properties fo:font-weight="bold" officeooo:rsid="01de846c" style:font-weight-asian="bold" style:font-weight-complex="bold"/>
    </style:style>
    <style:style style:name="T15" style:family="text">
      <style:text-properties fo:font-weight="bold" officeooo:rsid="01e0dc03" style:font-weight-asian="bold" style:font-weight-complex="bold"/>
    </style:style>
    <style:style style:name="T16" style:family="text">
      <style:text-properties fo:font-weight="bold" officeooo:rsid="01e73c12" style:font-weight-asian="bold" style:font-weight-complex="bold"/>
    </style:style>
    <style:style style:name="T17" style:family="text">
      <style:text-properties fo:font-weight="bold" officeooo:rsid="01e7415f" style:font-weight-asian="bold" style:font-weight-complex="bold"/>
    </style:style>
    <style:style style:name="T18" style:family="text">
      <style:text-properties fo:font-weight="bold" officeooo:rsid="01e8f9a4" style:font-weight-asian="bold" style:font-weight-complex="bold"/>
    </style:style>
    <style:style style:name="T19" style:family="text">
      <style:text-properties fo:font-weight="bold" officeooo:rsid="01e90571" style:font-weight-asian="bold" style:font-weight-complex="bold"/>
    </style:style>
    <style:style style:name="T20" style:family="text">
      <style:text-properties fo:font-weight="bold" officeooo:rsid="01ec5edc" style:font-weight-asian="bold" style:font-weight-complex="bold"/>
    </style:style>
    <style:style style:name="T21" style:family="text">
      <style:text-properties fo:font-weight="bold" officeooo:rsid="01edbd23"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17c1f14" style:font-weight-asian="normal" style:font-weight-complex="normal"/>
    </style:style>
    <style:style style:name="T24" style:family="text">
      <style:text-properties fo:font-weight="normal" officeooo:rsid="01a9d703" style:font-weight-asian="normal" style:font-weight-complex="normal"/>
    </style:style>
    <style:style style:name="T25" style:family="text">
      <style:text-properties fo:font-weight="normal" officeooo:rsid="01dee510" style:font-weight-asian="normal" style:font-weight-complex="normal"/>
    </style:style>
    <style:style style:name="T26" style:family="text">
      <style:text-properties fo:font-weight="normal" officeooo:rsid="01e043d9" style:font-weight-asian="normal" style:font-weight-complex="normal"/>
    </style:style>
    <style:style style:name="T27" style:family="text">
      <style:text-properties fo:font-weight="normal" officeooo:rsid="01e0dc03" style:font-weight-asian="normal" style:font-weight-complex="normal"/>
    </style:style>
    <style:style style:name="T28" style:family="text">
      <style:text-properties fo:font-weight="normal" officeooo:rsid="01de846c" style:font-weight-asian="normal" style:font-weight-complex="normal"/>
    </style:style>
    <style:style style:name="T29" style:family="text">
      <style:text-properties fo:font-weight="normal" officeooo:rsid="01e0fc22" style:font-weight-asian="normal" style:font-weight-complex="normal"/>
    </style:style>
    <style:style style:name="T30" style:family="text">
      <style:text-properties fo:font-weight="normal" officeooo:rsid="01e288bd" style:font-weight-asian="normal" style:font-weight-complex="normal"/>
    </style:style>
    <style:style style:name="T31" style:family="text">
      <style:text-properties fo:font-weight="normal" officeooo:rsid="01e2afe5" style:font-weight-asian="normal" style:font-weight-complex="normal"/>
    </style:style>
    <style:style style:name="T32" style:family="text">
      <style:text-properties fo:font-weight="normal" officeooo:rsid="01e3a80f" style:font-weight-asian="normal" style:font-weight-complex="normal"/>
    </style:style>
    <style:style style:name="T33" style:family="text">
      <style:text-properties fo:font-weight="normal" officeooo:rsid="01e59bb0" style:font-weight-asian="normal" style:font-weight-complex="normal"/>
    </style:style>
    <style:style style:name="T34" style:family="text">
      <style:text-properties fo:font-weight="normal" officeooo:rsid="01e73730" style:font-weight-asian="normal" style:font-weight-complex="normal"/>
    </style:style>
    <style:style style:name="T35" style:family="text">
      <style:text-properties fo:font-weight="normal" officeooo:rsid="01e73c12" style:font-weight-asian="normal" style:font-weight-complex="normal"/>
    </style:style>
    <style:style style:name="T36" style:family="text">
      <style:text-properties fo:font-weight="normal" officeooo:rsid="01e7415f" style:font-weight-asian="normal" style:font-weight-complex="normal"/>
    </style:style>
    <style:style style:name="T37" style:family="text">
      <style:text-properties fo:font-weight="normal" officeooo:rsid="01e89a85" style:font-weight-asian="normal" style:font-weight-complex="normal"/>
    </style:style>
    <style:style style:name="T38" style:family="text">
      <style:text-properties fo:font-weight="normal" officeooo:rsid="01e8f9a4" style:font-weight-asian="normal" style:font-weight-complex="normal"/>
    </style:style>
    <style:style style:name="T39" style:family="text">
      <style:text-properties fo:font-weight="normal" officeooo:rsid="01e90571" style:font-weight-asian="normal" style:font-weight-complex="normal"/>
    </style:style>
    <style:style style:name="T40" style:family="text">
      <style:text-properties fo:font-weight="normal" officeooo:rsid="01ea604e" style:font-weight-asian="normal" style:font-weight-complex="normal"/>
    </style:style>
    <style:style style:name="T41" style:family="text">
      <style:text-properties fo:font-weight="normal" officeooo:rsid="01ec5edc" style:font-weight-asian="normal" style:font-weight-complex="normal"/>
    </style:style>
    <style:style style:name="T42" style:family="text">
      <style:text-properties fo:font-weight="normal" officeooo:rsid="01edbd23" style:font-weight-asian="normal" style:font-weight-complex="normal"/>
    </style:style>
    <style:style style:name="T43" style:family="text">
      <style:text-properties officeooo:rsid="00e51007"/>
    </style:style>
    <style:style style:name="T44" style:family="text">
      <style:text-properties officeooo:rsid="01548716"/>
    </style:style>
    <style:style style:name="T45" style:family="text">
      <style:text-properties officeooo:rsid="01dc88ca"/>
    </style:style>
    <style:style style:name="T46" style:family="text">
      <style:text-properties officeooo:rsid="01e59bb0"/>
    </style:style>
    <style:style style:name="T47" style:family="text">
      <style:text-properties officeooo:rsid="01e73c12"/>
    </style:style>
    <style:style style:name="T48" style:family="text">
      <style:text-properties officeooo:rsid="01e89a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45">16 November</text:span> 201<text:span text:style-name="T44">6</text:span> transmission <text:span text:style-name="T45">17/18 November</text:span> 201<text:span text:style-name="T44">6<text:line-break/>Recording Carts: Our Carts: </text:span></text:p>
      <text:p text:style-name="P4"><text:span text:style-name="T2">[0]</text:span><text:span text:style-name="T43"> Here we go again, another edition of IT Stuff to ruin your day. I'm Dave and my helpers today are Kriss and Shi. Yeah we're a bit short handed, absent friends Stephane who has a chest infection, and Dick, who has a different infection, cos he's on honeymoon with the virus of lurve. Get well soon, both of you. <text:s/></text:span><text:span text:style-name="T28">So, time to get things started </text:span><text:span text:style-name="T25">as the muppets used to sing</text:span><text:span text:style-name="T28">. </text:span><text:span text:style-name="T27">Coming up on this month's show, </text:span><text:span text:style-name="T39">Youtbe Channel of the Month, a </text:span><text:span text:style-name="T27">book review, and we've been waiting months for this, Shi's Chip has arrived!</text:span></text:p>
      <text:p text:style-name="P7"><text:span text:style-name="T14">[2 </text:span><text:span text:style-name="T20">Min</text:span><text:span text:style-name="T14">]</text:span><text:span text:style-name="T28"> </text:span><text:span text:style-name="T39">So</text:span><text:span text:style-name="T27"> w</text:span><text:span text:style-name="T28">hat's been going on </text:span><text:span text:style-name="T29">since the last show</text:span><text:span text:style-name="T28">? Here's </text:span><text:span text:style-name="T39">a</text:span><text:span text:style-name="T28"> news roundup of the last four weeks in tech. First. </text:span><text:span text:style-name="T29">A</text:span><text:span text:style-name="T28"> day of misery when some creep out there used the world's </text:span><text:span text:style-name="T36">insecure cameras and routers and fridges</text:span><text:span text:style-name="T28"> to knock out Dyn </text:span><text:span text:style-name="T37">which</text:span><text:span text:style-name="T36"> jigger</text:span><text:span text:style-name="T37">ed</text:span><text:span text:style-name="T36"> everybody's interwebs</text:span><text:span text:style-name="T28">. Thoughts? </text:span><text:span text:style-name="T37">Lots of the stuff in this particular attack was made by a Chinese company called </text:span><text:span text:style-name="Strong_20_Emphasis"><text:span text:style-name="T48">XiongMai Technologies</text:span></text:span><text:span text:style-name="Strong_20_Emphasis"><text:span text:style-name="T37">. They announced (1) they would do a huge product recall to fix it, and (2) they were going to sue the world's media for “false statements”. Left hand, right hand.</text:span></text:span></text:p>
      <text:p text:style-name="P14"><text:span text:style-name="T28">Next. Somebody out there raided Tesco's online banking. </text:span><text:span text:style-name="T37">When everybody calmed down, it turned out two and a half million had been lifted from 9,000 people. </text:span><text:span text:style-name="T28">Conservative MP </text:span><text:span text:style-name="T22">Chris Philp </text:span><text:span text:style-name="T37">thinks it's an enemy government and </text:span><text:span text:style-name="T28">wants an inquiry to find out why someone would </text:span><text:span text:style-name="T37">hack</text:span><text:span text:style-name="T28"> a bank. mmmmm. Anybody want to help him out?</text:span></text:p>
      <text:p text:style-name="P5"><text:span text:style-name="T22">Next. You can't have missed </text:span><text:span text:style-name="T25">the epic fail of NHS mail. </text:span><text:span text:style-name="T26">Someone sent an email to everybody, </text:span><text:span text:style-name="T38">and if you need reminding, the NHS is the fifth biggest employer in the world</text:span><text:span text:style-name="T26">. </text:span><text:span text:style-name="T38">T</text:span><text:span text:style-name="T26">hat was bad enough but then twenty odd pillocks went and done a “reply all” to moan about it. </text:span><text:span text:style-name="T41">By the time it was all over, they reckon 186 million emails had circulated.</text:span><text:span text:style-name="T26"> Thoughts?</text:span></text:p>
      <text:p text:style-name="P9"><text:span text:style-name="T26">Last in our news roundup. Facebook says you're dead. Here's the setup - if someone dies, the rellies can ask Facebook, put </text:span><text:span text:style-name="T29">Grandad</text:span><text:span text:style-name="T26"> in Memorial Mode, we've mentioned this before, right? Well something went horribly wrong last week, </text:span><text:span text:style-name="T27">two million living people accidentally got the treatment, including, get this, Zuck himself. </text:span><text:span text:style-name="T26">“</text:span><text:span text:style-name="T27">We hope people who love Mark will find comfort in the things others share to remember and celebrate his life</text:span><text:span text:style-name="T26">” </text:span><text:span text:style-name="T27">and a tasteful flower. Are you ready for Spokescreep Apology of the Month? "For a brief period today, a message meant for memorialized profiles was mistakenly posted to other accounts. </text:span>This was a terrible error that we have now fixed."</text:p>
      <text:p text:style-name="P19">Another error they are fixing is the problem they don't have with fake news sites, oh no.</text:p>
      <text:p text:style-name="P18"><text:span text:style-name="T21">[10 Min]</text:span><text:span text:style-name="T42"> </text:span><text:span text:style-name="T29">So that was the news, </text:span><text:span text:style-name="T32">this show is now officially purged of all its negativity and bad feng shui</text:span><text:span text:style-name="T29">. Hoorah! </text:span><text:span text:style-name="T32">Let's do something nice instead. </text:span><text:span text:style-name="T42">Like a gentle bit of blackmail. Cos here we go again, 412m accounts from the “Friend Finder Network” have leaked. If you're a secret swinger, be very worried. Ok, that's not nice. How about hacking somebody's wifi? Apparently someone's worked out that the movement of your fingers can give away your mobile phone swipe code by jiggling the wifi signal.</text:span></text:p>
      <text:p text:style-name="P18"><text:span text:style-name="T14">[12 Min]</text:span><text:span text:style-name="T28"> </text:span><text:span text:style-name="T41">Hour of Code is coming up. </text:span><text:span text:style-name="T42">Wossat? </text:span><text:span text:style-name="T41">December 5-11 </text:span><text:span text:style-name="T42">Er I'm not sure about how people can participate in this, there are schools taking part in Bradford and Keighley and even Burley in Wharfedale: <text:s/>https://hourofcode.com/uk</text:span></text:p>
      <text:p text:style-name="P17"><text:span text:style-name="T19">[1</text:span><text:span text:style-name="T21">3</text:span><text:span text:style-name="T19"> Min]</text:span><text:span text:style-name="T39"> And now </text:span><text:span text:style-name="T40">it's time for the IT Stuff Book Review. </text:span><text:span text:style-name="T41">Apple's latest product is in fact a book, one of those coffee table book kind of things, it's called “Designed by Apple in California” and it presents Apple's hardware designs as fine art, 450 photographs of past and current Apple products, lovingly minimalist layout and dedicated to the memory of Steve Jobs. No captions, plain white cover with embossed title spine and on the front just an embossed logo. And the price tag - two hundred and fifty quid.</text:span></text:p>
      <text:p text:style-name="P8"><text:span text:style-name="T6">[</text:span><text:span text:style-name="T10">1</text:span><text:span text:style-name="T21">4</text:span><text:span text:style-name="T10"> Min]</text:span><text:span text:style-name="T23"> </text:span><text:span text:style-name="T27">You are listening to IT Stuff on BCB Radio 106.6 FM. Lemme just plug our fab youtube channel where you can actually watch these shows, the link is on our fab IT Stuff website itstuff.org.uk, the best bit is Shi's web design, </text:span><text:span text:style-name="T41">obviously.</text:span></text:p>
      <text:p text:style-name="P13"><text:soft-page-break/><text:span text:style-name="T27">Talk of the devil, it's time for Shi's World of Stuff! </text:span><text:span text:style-name="T15">[</text:span><text:span text:style-name="T18">WORLDOFSTUFF.WAV</text:span><text:span text:style-name="T1">]</text:span><text:span text:style-name="T22"> The </text:span><text:span text:style-name="T36">Pocket </text:span><text:span text:style-name="T22">Chip has arrived! </text:span><text:span text:style-name="T38">YaY!!!</text:span></text:p>
      <text:p text:style-name="P15"><text:span text:style-name="T22">Also Microsoft has invented something new, the “Surface Dial”, its a twisty knob and it'll cost 100 things, and you can use it to turn things up and down. Things in general. </text:span><text:span text:style-name="T39">And they've invented their own Magic Hats.</text:span></text:p>
      <text:p text:style-name="P6">[<text:span text:style-name="T47">20</text:span> Min]<text:span text:style-name="T22"> </text:span><text:span text:style-name="T32">And now what we hope is going to be a new regular feature, Youtube Channel of the Month. </text:span><text:span text:style-name="T46">[YOUPOOP.WAV]</text:span></text:p>
      <text:p text:style-name="P11"><text:span text:style-name="T32">S</text:span><text:span text:style-name="T33">hi's nomination: </text:span><text:span text:style-name="T34">MIT News from the Massachusetts Institute of Technology</text:span></text:p>
      <text:p text:style-name="P12"><text:span text:style-name="T35">Here's an extract from “</text:span><text:bookmark text:name="eow-title"/><text:span text:style-name="T22">Plant-to-human communication</text:span><text:span text:style-name="T35">” </text:span><text:span text:style-name="T16">[SPINACH.WAV]</text:span></text:p>
      <text:p text:style-name="P12"><text:span text:style-name="T32">T</text:span><text:span text:style-name="T33">here's a video on there called “Furry Wetsuits” but it's not what I thought. </text:span><text:span text:style-name="T35">Otherwise, if you're a certain age and you miss Tomorrow's World on the telly, this channel will float yer boat. www.youtube.com/user/MITNewsOffice</text:span></text:p>
      <text:p text:style-name="P10"><text:span text:style-name="T9">[</text:span><text:span text:style-name="T11">2</text:span><text:span text:style-name="T13">4 </text:span><text:span text:style-name="T11">Min]</text:span><text:span text:style-name="T24"> </text:span><text:span text:style-name="T30">That's just about all we have time for this month. Next week in our slot </text:span><text:span text:style-name="T31">you can join Bradford's own otaku in The Fandomain, hope thats right? But before we go, our attention is drawn to a page on the Consumer Association website. It's the Which guide to Windows 10 Problems. Well, we looked but it's not we thought, I was hoping it'd, y'know, tell you where you could get the best deal on Windows 10 problems, give em star ratings, y'know, but no. The nearest is tips on how you can make Cortana work, </text:span><text:span text:style-name="T35">like, </text:span><text:span text:style-name="T31">as if no Cortana is a problem. Oh well. computing.which.co.uk and if they need a page like that maybe they should be telling people not to </text:span><text:span text:style-name="T36">use</text:span><text:span text:style-name="T31"> Windows in the first place. What do I know. </text:span><text:span text:style-name="T32">Anyway, </text:span><text:span text:style-name="T33">for listeners on 106.6FM here's your free gift, </text:span><text:span text:style-name="T36">our closing music. </text:span><text:span text:style-name="T38">Research has shown that this music reduces anxiety levels by 65%, so here ya go, Weightless by Marconi Union. Bye bye.</text:span></text:p>
      <text:p text:style-name="P3"><text:span text:style-name="T6">[</text:span><text:span text:style-name="T1">2</text:span><text:span text:style-name="T11">5</text:span><text:span text:style-name="T1"> min </text:span><text:span text:style-name="T11">40</text:span><text:span text:style-name="T7"> sec</text:span><text:span text:style-name="T1">] </text:span><text:span text:style-name="T15">NOV</text:span><text:span text:style-name="T12">MUSIC</text:span><text:span text:style-name="T11">.WAV</text:span><text:span text:style-name="T1"> </text:span><text:span text:style-name="T8">[</text:span><text:span text:style-name="T11">4</text:span><text:span text:style-name="T8"> min </text:span><text:span text:style-name="T17">whatever :)</text:span><text:span text:style-name="T8">]</text:span></text:p>
      <text:p text:style-name="P2"><text:span text:style-name="T3">[29 min 5</text:span><text:span text:style-name="T4">2</text:span><text:span text:style-name="T3"> sec] end</text:span></text:p>
      <text:p text:style-name="P16"><text:span text:style-name="T3">M</text:span><text:span text:style-name="T5">usicstuffs:<text:line-break/></text:span><text:span text:style-name="T18">Weightless by Marconi Union<text:line-break/></text:span><text:span text:style-name="T19">https://www.youtube.com/watch?v=UfcAVejsl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11-16T14:27:00.830666181</dc:date>
    <meta:editing-duration>PT11H41M36S</meta:editing-duration>
    <meta:editing-cycles>83</meta:editing-cycles>
    <meta:generator>LibreOffice/5.2.1.2$Linux_X86_64 LibreOffice_project/20m0$Build-2</meta:generator>
    <meta:document-statistic meta:table-count="0" meta:image-count="0" meta:object-count="0" meta:page-count="2" meta:paragraph-count="21" meta:word-count="1035" meta:character-count="5919" meta:non-whitespace-character-count="4902"/>
  </office:meta>
</office:document-meta>
</file>